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1d6f9f" officeooo:paragraph-rsid="001d6f9f"/>
    </style:style>
    <style:style style:name="P2" style:family="paragraph" style:parent-style-name="Header_20_left">
      <style:text-properties officeooo:rsid="001d6f9f" officeooo:paragraph-rsid="001d6f9f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de0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6f9f" officeooo:paragraph-rsid="001d6f9f"/>
    </style:style>
    <style:style style:name="MP2" style:family="paragraph" style:parent-style-name="Header_20_left">
      <style:text-properties officeooo:rsid="001d6f9f" officeooo:paragraph-rsid="001d6f9f"/>
    </style:style>
    <style:style style:name="MT1" style:family="text">
      <style:text-properties officeooo:rsid="001de0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econd</text:p>
      </style:header>
      <loext:header-first>
        <text:p text:style-name="MP2">f<text:span text:style-name="MT1">i</text:span>rst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09-30T18:01:11.600627193</meta:creation-date>
    <dc:date>2018-12-13T11:27:21.206545248</dc:date>
    <meta:editing-duration>PT49S</meta:editing-duration>
    <meta:editing-cycles>2</meta:editing-cycles>
    <meta:generator>LibreOfficeDev/6.3.0.0.alpha0$Linux_X86_64 LibreOffice_project/1b39f575d7d030e78a2586b17e0cb08c4d60b4df</meta:generator>
    <meta:document-statistic meta:table-count="0" meta:image-count="0" meta:object-count="0" meta:page-count="2" meta:paragraph-count="2" meta:word-count="2" meta:character-count="11" meta:non-whitespace-character-count="11"/>
  </office:meta>
</office:document-meta>
</file>